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Deployment Instructions </text:p>
      <text:p text:style-name="Standard"/>
      <text:p text:style-name="Standard">Postman Link : </text:p>
      <text:p text:style-name="Standard">https://www.getpostman.com/collections/c1079d0c417a562046c0</text:p>
      <text:p text:style-name="Standard"/>
      <text:list xml:id="list6786962240932256377" text:style-name="L1">
        <text:list-item>
          <text:p text:style-name="P1">Install Docker ,node.js, git,docker-compose <text:s/>in the Ubuntu Machine</text:p>
        </text:list-item>
        <text:list-item>
          <text:p text:style-name="P1">Install forever using <text:span text:style-name="T1">npm install -g forever</text:span></text:p>
        </text:list-item>
        <text:list-item>
          <text:p text:style-name="P1">Pull the repo</text:p>
        </text:list-item>
        <text:list-item>
          <text:p text:style-name="P1">Run <text:s/><text:span text:style-name="T1">sudo docker-compose -f <text:s/>network.yaml up -d</text:span></text:p>
        </text:list-item>
        <text:list-item>
          <text:p text:style-name="P1">Go to Repo/contract/ <text:s/>and run <text:s/><text:span text:style-name="T1">forever start <text:s/>index.js <text:s/>tcp://localhost:4004</text:span></text:p>
        </text:list-item>
        <text:list-item>
          <text:p text:style-name="P1">Go to Repo/contract/ <text:s/>and run <text:s/><text:span text:style-name="T1">forever start <text:s/>index.js <text:s/>tcp://localhost:4005</text:span></text:p>
        </text:list-item>
        <text:list-item>
          <text:p text:style-name="P1">Go to Repo/contract/ <text:s/>and run <text:s/><text:span text:style-name="T1">forever start <text:s/>index.js <text:s/>tcp://localhost:4006</text:span></text:p>
        </text:list-item>
        <text:list-item>
          <text:p text:style-name="P1">Go to Repo/contract/ <text:s/>and run <text:s/><text:span text:style-name="T1">forever start <text:s/>index.js <text:s/>tcp://localhost:4007</text:span></text:p>
        </text:list-item>
        <text:list-item>
          <text:p text:style-name="P1">Go to Repo/contract/ <text:s/>and run <text:s/><text:span text:style-name="T1">forever start <text:s/>index.js <text:s/>tcp://localhost:4008</text:span></text:p>
        </text:list-item>
        <text:list-item>
          <text:p text:style-name="P1"><text:s/>Go to Repo/middleware and run <text:span text:style-name="T1">npm install </text:span><text:s/></text:p>
        </text:list-item>
        <text:list-item>
          <text:p text:style-name="P1"><text:s/>Go to Repo/middleware and run <text:span text:style-name="T1">forever start index.js </text:span></text:p>
        </text:list-item>
        <text:list-item>
          <text:p text:style-name="P1">Check whether all services are running by executing command <text:span text:style-name="T1">forever list </text:span></text:p>
        </text:list-item>
      </text:list>
      <text:p text:style-name="Standard"/>
      <text:p text:style-name="Standard"/>
      <text:p text:style-name="Standard"/>
      <text:p text:style-name="Standard">Access the Middleware host:6380 for http , host:6381 for http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2T18:13:34.19</meta:creation-date>
    <dc:date>2020-04-02T18:49:41.11</dc:date>
    <meta:editing-duration>PT9M5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16" meta:word-count="124" meta:character-count="908"/>
  </office:meta>
</office:document-meta>
</file>